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Bucket Owner</text:p>
        </draw:ellips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4.238cm" svg:y1="14.946cm" svg:x2="19.318cm" svg:y2="11.136cm">
          <text:p text:style-name="P2">1</text:p>
        </draw:line>
        <draw:line draw:name="2" draw:style-name="gr4" draw:text-style-name="P1" draw:layer="layout" svg:x1="19.953cm" svg:y1="11.771cm" svg:x2="14.873cm" svg:y2="15.581cm">
          <text:p text:style-name="P2">2</text:p>
        </draw:line>
        <draw:frame draw:style-name="gr3" draw:layer="layout" svg:width="7.724cm" svg:height="1.017cm" svg:x="11.43cm" svg:y="0.888cm">
          <draw:text-box>
            <text:p text:style-name="P3">Data Destruction Protoc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19:57:46</dc:date>
    <dc:language>en-US</dc:language>
    <meta:editing-cycles>9</meta:editing-cycles>
    <meta:editing-duration>PT26M10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